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ea2c" officeooo:paragraph-rsid="0019ea2c"/>
    </style:style>
    <style:style style:name="P2" style:family="paragraph" style:parent-style-name="Standard">
      <style:text-properties officeooo:rsid="0019ea2c" officeooo:paragraph-rsid="001d5362"/>
    </style:style>
    <style:style style:name="P3" style:family="paragraph" style:parent-style-name="Standard">
      <style:text-properties officeooo:rsid="001d5362" officeooo:paragraph-rsid="001d5362"/>
    </style:style>
    <style:style style:name="T1" style:family="text">
      <style:text-properties officeooo:rsid="001d53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rrador:</text:p>
      <text:p text:style-name="P1"/>
      <text:p text:style-name="P2">Nuestro objetiv<text:span text:style-name="T1">o es medir el ritmo cardiaco, es decir, las pulsaciones por minutos del corazón.</text:span></text:p>
      <text:p text:style-name="P2"/>
      <text:p text:style-name="P3">Dispositivo </text:p>
      <text:p text:style-name="P3">→ se ecarga de inflar, la manga para la toma de presion.</text:p>
      <text:p text:style-name="P2">→<text:span text:style-name="T1"> almacena los datos recibidos por el sensor, y los muestra en pantalla.</text:span></text:p>
      <text:p text:style-name="P2">→<text:span text:style-name="T1"> debemos decidir si se muestran en el mismo dispositivo o en una app. Puede ser un programa de computadora, o aplicación celular.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5:54:52.361652132</meta:creation-date>
    <dc:date>2022-05-26T16:00:24.784796716</dc:date>
    <meta:editing-duration>PT5M3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" meta:word-count="65" meta:character-count="374" meta:non-whitespace-character-count="314"/>
  </office:meta>
</office:document-meta>
</file>